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044" calcext:value-type="float">
            <text:p>3.044</text:p>
          </table:table-cell>
          <table:table-cell table:style-name="ce22" office:value-type="percentage" office:value="0.0249" calcext:value-type="percentage">
            <text:p>2.49%</text:p>
          </table:table-cell>
          <table:table-cell table:style-name="ce26" office:value-type="float" office:value="232.07" calcext:value-type="float">
            <text:p>232.07</text:p>
          </table:table-cell>
          <table:table-cell table:style-name="ce22" office:value-type="percentage" office:value="0.7244" calcext:value-type="percentage">
            <text:p>72.4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84" calcext:value-type="float" table:number-columns-spanned="5" table:number-rows-spanned="1">
            <text:p>3.18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75" calcext:value-type="percentage" table:number-columns-spanned="5" table:number-rows-spanned="1">
            <text:p>2.75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47" calcext:value-type="percentage" table:number-columns-spanned="1" table:number-rows-spanned="3">
            <text:p>5.47%</text:p>
          </table:table-cell>
          <table:table-cell office:value-type="string" calcext:value-type="string">
            <text:p>洋河股份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7.12" calcext:value-type="float">
            <text:p>67.12</text:p>
          </table:table-cell>
          <table:table-cell office:value-type="float" office:value="23.76" calcext:value-type="float">
            <text:p>23.76</text:p>
          </table:table-cell>
          <table:table-cell office:value-type="float" office:value="1011" calcext:value-type="float">
            <text:p>1011.00</text:p>
          </table:table-cell>
          <table:table-cell table:style-name="ce86" table:formula="of:=IF([.E6]&gt;0;[.F6]/[.E6]-1.0014;([.F6]-[.E6]))" office:value-type="percentage" office:value="-0.235419923242223" calcext:value-type="percentage">
            <text:p>-23.5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7.12" calcext:value-type="float">
            <text:p>67.12</text:p>
          </table:table-cell>
          <table:table-cell office:value-type="float" office:value="23.76" calcext:value-type="float">
            <text:p>23.76</text:p>
          </table:table-cell>
          <table:table-cell office:value-type="float" office:value="1011" calcext:value-type="float">
            <text:p>1011.00</text:p>
          </table:table-cell>
          <table:table-cell table:style-name="ce87" table:formula="of:=IF([.E7]&gt;0;[.F7]/[.E7]-1.0014;([.F7]-[.E7]))" office:value-type="percentage" office:value="-0.210273068445681" calcext:value-type="percentage">
            <text:p>-21.0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7.12" calcext:value-type="float">
            <text:p>67.12</text:p>
          </table:table-cell>
          <table:table-cell office:value-type="float" office:value="23.76" calcext:value-type="float">
            <text:p>23.76</text:p>
          </table:table-cell>
          <table:table-cell office:value-type="float" office:value="1011" calcext:value-type="float">
            <text:p>1011.00</text:p>
          </table:table-cell>
          <table:table-cell table:style-name="ce90" table:formula="of:=IF([.E8]&gt;0;[.F8]/[.E8]-1.0014;([.F8]-[.E8]))" office:value-type="percentage" office:value="-0.560412324265229" calcext:value-type="percentage">
            <text:p>-56.0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03" calcext:value-type="percentage" table:number-columns-spanned="1" table:number-rows-spanned="2">
            <text:p>1.03%</text:p>
          </table:table-cell>
          <table:table-cell office:value-type="string" calcext:value-type="string">
            <text:p>路劲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 office:value-type="float" office:value="6.14" calcext:value-type="float">
            <text:p>6.14</text:p>
          </table:table-cell>
          <table:table-cell table:style-name="ce91" table:formula="of:=IF([.E9]&gt;0;[.F9]/[.E9]-1.0014;([.F9]-[.E9]))" office:value-type="percentage" office:value="-0.909223741007194" calcext:value-type="percentage">
            <text:p>-90.9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41" calcext:value-type="float">
            <text:p>9.41</text:p>
          </table:table-cell>
          <table:table-cell office:value-type="float" office:value="14.12" calcext:value-type="float">
            <text:p>14.12</text:p>
          </table:table-cell>
          <table:table-cell office:value-type="float" office:value="238.98" calcext:value-type="float">
            <text:p>238.98</text:p>
          </table:table-cell>
          <table:table-cell table:style-name="ce101" table:formula="of:=IF([.E10]&gt;0;[.F10]/[.E10]-1.0014;([.F10]-[.E10]))" office:value-type="percentage" office:value="-0.0950235792718166" calcext:value-type="percentage">
            <text:p>-9.50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9" calcext:value-type="percentage">
            <text:p>0.69%</text:p>
          </table:table-cell>
          <table:table-cell office:value-type="string" calcext:value-type="string">
            <text:p>民生银行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5.504" calcext:value-type="float">
            <text:p>5.504</text:p>
          </table:table-cell>
          <table:table-cell office:value-type="float" office:value="4.48" calcext:value-type="float">
            <text:p>4.48</text:p>
          </table:table-cell>
          <table:table-cell office:value-type="float" office:value="6.21" calcext:value-type="float">
            <text:p>6.21</text:p>
          </table:table-cell>
          <table:table-cell office:value-type="float" office:value="1961" calcext:value-type="float">
            <text:p>1961.00</text:p>
          </table:table-cell>
          <table:table-cell table:style-name="ce56" table:formula="of:=IF([.E11]&gt;0;[.F11]/[.E11]-1.0014;([.F11]-[.E11]))" office:value-type="percentage" office:value="-0.187446511627907" calcext:value-type="percentage">
            <text:p>-18.74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51" calcext:value-type="percentage">
            <text:p>3.51%</text:p>
          </table:table-cell>
          <table:table-cell office:value-type="string" calcext:value-type="string">
            <text:p>新华保险H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5.75" calcext:value-type="float">
            <text:p>35.75</text:p>
          </table:table-cell>
          <table:table-cell office:value-type="float" office:value="3.87" calcext:value-type="float">
            <text:p>3.87</text:p>
          </table:table-cell>
          <table:table-cell office:value-type="float" office:value="1115.2" calcext:value-type="float">
            <text:p>1115.20</text:p>
          </table:table-cell>
          <table:table-cell table:style-name="ce58" table:formula="of:=IF([.E12]&gt;0;[.F12]/[.E12]-1.0014;([.F12]-[.E12]))" office:value-type="percentage" office:value="0.387434932597801" calcext:value-type="percentage">
            <text:p>38.74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0.2203125" calcext:value-type="float">
            <text:p>40.220</text:p>
          </table:table-cell>
          <table:table-cell table:style-name="ce132" table:formula="of:=IF([.F12]&lt;[.E12]*1.25; 0; [.J12]/1.25*0.92)" office:value-type="float" office:value="29.60215" calcext:value-type="float">
            <text:p>29.602</text:p>
          </table:table-cell>
          <table:table-cell table:style-name="ce158" office:value-type="float" office:value="29.602" calcext:value-type="float">
            <text:p>29.602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37" calcext:value-type="percentage" table:number-columns-spanned="1" table:number-rows-spanned="3">
            <text:p>37.37%</text:p>
          </table:table-cell>
          <table:table-cell office:value-type="string" calcext:value-type="string">
            <text:p>腾讯控股L</text:p>
          </table:table-cell>
          <table:table-cell office:value-type="percentage" office:value="0.1212" calcext:value-type="percentage">
            <text:p>12.12%</text:p>
          </table:table-cell>
          <table:table-cell office:value-type="float" office:value="370" calcext:value-type="float">
            <text:p>370.000</text:p>
          </table:table-cell>
          <table:table-cell office:value-type="float" office:value="515" calcext:value-type="float">
            <text:p>515</text:p>
          </table:table-cell>
          <table:table-cell office:value-type="float" office:value="22.34" calcext:value-type="float">
            <text:p>22.34</text:p>
          </table:table-cell>
          <table:table-cell office:value-type="float" office:value="47300" calcext:value-type="float">
            <text:p>47300.00</text:p>
          </table:table-cell>
          <table:table-cell table:style-name="ce61" table:formula="of:=IF([.E13]&gt;0;[.F13]/[.E13]-1.0014;([.F13]-[.E13]))" office:value-type="percentage" office:value="0.390491891891892" calcext:value-type="percentage">
            <text:p>39.05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17" calcext:value-type="percentage">
            <text:p>17.17%</text:p>
          </table:table-cell>
          <table:table-cell office:value-type="float" office:value="330" calcext:value-type="float">
            <text:p>330.000</text:p>
          </table:table-cell>
          <table:table-cell office:value-type="float" office:value="515" calcext:value-type="float">
            <text:p>515</text:p>
          </table:table-cell>
          <table:table-cell office:value-type="float" office:value="22.34" calcext:value-type="float">
            <text:p>22.34</text:p>
          </table:table-cell>
          <table:table-cell office:value-type="float" office:value="47300" calcext:value-type="float">
            <text:p>47300.00</text:p>
          </table:table-cell>
          <table:table-cell table:style-name="ce61" table:formula="of:=IF([.E14]&gt;0;[.F14]/[.E14]-1.0014;([.F14]-[.E14]))" office:value-type="percentage" office:value="0.559206060606061" calcext:value-type="percentage">
            <text:p>55.92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08" calcext:value-type="percentage">
            <text:p>8.08%</text:p>
          </table:table-cell>
          <table:table-cell office:value-type="float" office:value="370" calcext:value-type="float">
            <text:p>370.000</text:p>
          </table:table-cell>
          <table:table-cell office:value-type="float" office:value="515" calcext:value-type="float">
            <text:p>515</text:p>
          </table:table-cell>
          <table:table-cell office:value-type="float" office:value="22.34" calcext:value-type="float">
            <text:p>22.34</text:p>
          </table:table-cell>
          <table:table-cell office:value-type="float" office:value="47300" calcext:value-type="float">
            <text:p>47300.00</text:p>
          </table:table-cell>
          <table:table-cell table:style-name="ce61" table:formula="of:=IF([.E15]&gt;0;[.F15]/[.E15]-1.0014;([.F15]-[.E15]))" office:value-type="percentage" office:value="0.390491891891892" calcext:value-type="percentage">
            <text:p>39.05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微创医疗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-</text:p>
          </table:table-cell>
          <table:table-cell office:value-type="float" office:value="142.79" calcext:value-type="float">
            <text:p>142.79</text:p>
          </table:table-cell>
          <table:table-cell table:style-name="ce61" table:formula="of:=IF([.E16]&gt;0;[.F16]/[.E16]-1.0014;([.F16]-[.E16]))" office:value-type="percentage" office:value="-0.561263169897378" calcext:value-type="percentage">
            <text:p>-56.13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1" calcext:value-type="percentage" table:number-columns-spanned="1" table:number-rows-spanned="2">
            <text:p>4.21%</text:p>
          </table:table-cell>
          <table:table-cell office:value-type="string" calcext:value-type="string">
            <text:p>恒生ET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62" calcext:value-type="float">
            <text:p>1.462</text:p>
          </table:table-cell>
          <table:table-cell office:value-type="float" office:value="10.6" calcext:value-type="float">
            <text:p>10.60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430349192741819" calcext:value-type="percentage">
            <text:p>4.30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716" calcext:value-type="float">
            <text:p>0.716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91933333333333" calcext:value-type="percentage">
            <text:p>19.1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3" calcext:value-type="percentage">
            <text:p>1.5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38" calcext:value-type="float">
            <text:p>32.38</text:p>
          </table:table-cell>
          <table:table-cell office:value-type="float" office:value="38.98" calcext:value-type="float">
            <text:p>38.98</text:p>
          </table:table-cell>
          <table:table-cell office:value-type="float" office:value="805.8" calcext:value-type="float">
            <text:p>805.80</text:p>
          </table:table-cell>
          <table:table-cell table:style-name="ce63" table:formula="of:=IF([.E19]&gt;0;[.F19]/[.E19]-1.0014;([.F19]-[.E19]))" office:value-type="percentage" office:value="-0.393831474976733" calcext:value-type="percentage">
            <text:p>-39.38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87" calcext:value-type="percentage">
            <text:p>3.8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2.214" calcext:value-type="float">
            <text:p>2.214</text:p>
          </table:table-cell>
          <table:table-cell office:value-type="float" office:value="2.6" calcext:value-type="float">
            <text:p>2.6</text:p>
          </table:table-cell>
          <table:table-cell office:value-type="float" office:value="14.69" calcext:value-type="float">
            <text:p>14.69</text:p>
          </table:table-cell>
          <table:table-cell office:value-type="float" office:value="261.21" calcext:value-type="float">
            <text:p>261.21</text:p>
          </table:table-cell>
          <table:table-cell table:style-name="ce64" table:formula="of:=IF([.E20]&gt;0;[.F20]/[.E20]-1.0014;([.F20]-[.E20]))" office:value-type="percentage" office:value="0.172945076784101" calcext:value-type="percentage">
            <text:p>17.29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39" calcext:value-type="percentage" table:number-columns-spanned="1" table:number-rows-spanned="2">
            <text:p>4.39%</text:p>
          </table:table-cell>
          <table:table-cell office:value-type="string" calcext:value-type="string">
            <text:p>思摩尔国际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9.68" calcext:value-type="float">
            <text:p>19.68</text:p>
          </table:table-cell>
          <table:table-cell office:value-type="float" office:value="99.67" calcext:value-type="float">
            <text:p>99.67</text:p>
          </table:table-cell>
          <table:table-cell office:value-type="float" office:value="1217.4" calcext:value-type="float">
            <text:p>1217.40</text:p>
          </table:table-cell>
          <table:table-cell table:style-name="ce65" table:formula="of:=IF([.E21]&gt;0;[.F21]/[.E21]-1.0014;([.F21]-[.E21]))" office:value-type="percentage" office:value="-0.191756687374008" calcext:value-type="percentage">
            <text:p>-19.18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5.7" calcext:value-type="float">
            <text:p>75.7</text:p>
          </table:table-cell>
          <table:table-cell office:value-type="float" office:value="13.85" calcext:value-type="float">
            <text:p>13.85</text:p>
          </table:table-cell>
          <table:table-cell office:value-type="float" office:value="5812" calcext:value-type="float">
            <text:p>5812.00</text:p>
          </table:table-cell>
          <table:table-cell table:style-name="ce65" table:formula="of:=IF([.E22]&gt;0;[.F22]/[.E22]-1.0014;([.F22]-[.E22]))" office:value-type="percentage" office:value="0.185868466965078" calcext:value-type="percentage">
            <text:p>18.59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2" calcext:value-type="percentage">
            <text:p>0.62%</text:p>
          </table:table-cell>
          <table:table-cell office:value-type="string" calcext:value-type="string">
            <text:p>生物股份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37" calcext:value-type="float">
            <text:p>7.37</text:p>
          </table:table-cell>
          <table:table-cell office:value-type="float" office:value="103.37" calcext:value-type="float">
            <text:p>103.37</text:p>
          </table:table-cell>
          <table:table-cell office:value-type="float" office:value="82.57" calcext:value-type="float">
            <text:p>82.57</text:p>
          </table:table-cell>
          <table:table-cell table:style-name="ce66" table:formula="of:=IF([.E23]&gt;0;[.F23]/[.E23]-1.0014;([.F23]-[.E23]))" office:value-type="percentage" office:value="-0.578682217174846" calcext:value-type="percentage">
            <text:p>-57.87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2" calcext:value-type="percentage">
            <text:p>0.92%</text:p>
          </table:table-cell>
          <table:table-cell office:value-type="string" calcext:value-type="string">
            <text:p>澳博控股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4" calcext:value-type="float">
            <text:p>2.34</text:p>
          </table:table-cell>
          <table:table-cell office:value-type="float" office:value="153.59" calcext:value-type="float">
            <text:p>153.59</text:p>
          </table:table-cell>
          <table:table-cell office:value-type="float" office:value="166.18" calcext:value-type="float">
            <text:p>166.18</text:p>
          </table:table-cell>
          <table:table-cell table:style-name="ce67" table:formula="of:=IF([.E24]&gt;0;[.F24]/[.E24]-1.0014;([.F24]-[.E24]))" office:value-type="percentage" office:value="-0.579093557119654" calcext:value-type="percentage">
            <text:p>-57.91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1" calcext:value-type="percentage">
            <text:p>0.31%</text:p>
          </table:table-cell>
          <table:table-cell office:value-type="string" calcext:value-type="string">
            <text:p>降基绿能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4.47" calcext:value-type="float">
            <text:p>14.47</text:p>
          </table:table-cell>
          <table:table-cell office:value-type="string" calcext:value-type="string">
            <text:p>-</text:p>
          </table:table-cell>
          <table:table-cell office:value-type="float" office:value="1097" calcext:value-type="float">
            <text:p>1097.00</text:p>
          </table:table-cell>
          <table:table-cell table:style-name="ce67" table:formula="of:=IF([.E25]&gt;0;[.F25]/[.E25]-1.0014;([.F25]-[.E25]))" office:value-type="percentage" office:value="-0.501318784322264" calcext:value-type="percentage">
            <text:p>-50.13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3" calcext:value-type="percentage" table:number-columns-spanned="1" table:number-rows-spanned="2">
            <text:p>2.13%</text:p>
          </table:table-cell>
          <table:table-cell office:value-type="string" calcext:value-type="string">
            <text:p>中石化冠德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2" calcext:value-type="float">
            <text:p>4.32</text:p>
          </table:table-cell>
          <table:table-cell table:style-name="ce45" office:value-type="float" office:value="9.12" calcext:value-type="float">
            <text:p>9.12</text:p>
          </table:table-cell>
          <table:table-cell office:value-type="float" office:value="107.4" calcext:value-type="float">
            <text:p>107.40</text:p>
          </table:table-cell>
          <table:table-cell table:style-name="ce101" table:formula="of:=IF([.E26]&gt;0;[.F26]/[.E26]-1.0014;([.F26]-[.E26]))" office:value-type="percentage" office:value="1.0547637315564" calcext:value-type="percentage">
            <text:p>105.48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6.498" calcext:value-type="float">
            <text:p>6.498</text:p>
          </table:table-cell>
          <table:table-cell office:value-type="float" office:value="3.7" calcext:value-type="float">
            <text:p>3.7</text:p>
          </table:table-cell>
          <table:table-cell table:style-name="ce45" office:value-type="float" office:value="21.7" calcext:value-type="float">
            <text:p>21.70</text:p>
          </table:table-cell>
          <table:table-cell office:value-type="float" office:value="85.83" calcext:value-type="float">
            <text:p>85.83</text:p>
          </table:table-cell>
          <table:table-cell table:style-name="ce101" table:formula="of:=IF([.E27]&gt;0;[.F27]/[.E27]-1.0014;([.F27]-[.E27]))" office:value-type="percentage" office:value="-0.431994028931979" calcext:value-type="percentage">
            <text:p>-43.2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82" calcext:value-type="float" table:number-columns-spanned="5" table:number-rows-spanned="1">
            <text:p>2.48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84" calcext:value-type="percentage" table:number-columns-spanned="5" table:number-rows-spanned="1">
            <text:p>1.8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7" calcext:value-type="percentage">
            <text:p>1.70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7" calcext:value-type="percentage">
            <text:p>1.70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7.56" calcext:value-type="float">
            <text:p>7.5600</text:p>
          </table:table-cell>
          <table:table-cell office:value-type="float" office:value="6.27" calcext:value-type="float">
            <text:p>6.27</text:p>
          </table:table-cell>
          <table:table-cell office:value-type="float" office:value="12.15" calcext:value-type="float">
            <text:p>12.15</text:p>
          </table:table-cell>
          <table:table-cell table:formula="of:=IF([.E31]&gt;0;[.F31]/[.E31]-1.0014;([.F31]-[.E31]))" office:value-type="percentage" office:value="-0.186744827586207" calcext:value-type="percentage">
            <text:p>-18.67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49" calcext:value-type="percentage">
            <text:p>0.49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9" calcext:value-type="percentage">
            <text:p>0.49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8.65" calcext:value-type="float">
            <text:p>18.6500</text:p>
          </table:table-cell>
          <table:table-cell office:value-type="string" calcext:value-type="string">
            <text:p>-</text:p>
          </table:table-cell>
          <table:table-cell office:value-type="float" office:value="77.17" calcext:value-type="float">
            <text:p>77.17</text:p>
          </table:table-cell>
          <table:table-cell table:formula="of:=IF([.E32]&gt;0;[.F32]/[.E32]-1.0014;([.F32]-[.E32]))" office:value-type="percentage" office:value="-0.449951153163809" calcext:value-type="percentage">
            <text:p>-45.00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2" calcext:value-type="percentage" table:number-columns-spanned="1" table:number-rows-spanned="2">
            <text:p>1.42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2" calcext:value-type="percentage">
            <text:p>0.52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4.31" calcext:value-type="float">
            <text:p>84.31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898419937290518" calcext:value-type="percentage">
            <text:p>-8.98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" calcext:value-type="percentage">
            <text:p>0.90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4.35" calcext:value-type="float">
            <text:p>34.35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334915891849835" calcext:value-type="percentage">
            <text:p>33.49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style-name="ce128"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1" calcext:value-type="percentage">
            <text:p>1.01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1" calcext:value-type="percentage">
            <text:p>1.01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5.65" calcext:value-type="float">
            <text:p>25.6500</text:p>
          </table:table-cell>
          <table:table-cell office:value-type="float" office:value="12.2" calcext:value-type="float">
            <text:p>12.20</text:p>
          </table:table-cell>
          <table:table-cell office:value-type="float" office:value="70.9" calcext:value-type="float">
            <text:p>70.90</text:p>
          </table:table-cell>
          <table:table-cell table:formula="of:=IF([.E35]&gt;0;[.F35]/[.E35]-1.0014;([.F35]-[.E35]))" office:value-type="percentage" office:value="0.753406047752617" calcext:value-type="percentage">
            <text:p>75.34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6" calcext:value-type="percentage">
            <text:p>0.56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6" calcext:value-type="percentage">
            <text:p>0.56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58" calcext:value-type="float">
            <text:p>3.5800</text:p>
          </table:table-cell>
          <table:table-cell office:value-type="float" office:value="7.18" calcext:value-type="float">
            <text:p>7.18</text:p>
          </table:table-cell>
          <table:table-cell office:value-type="float" office:value="41.71" calcext:value-type="float">
            <text:p>41.71</text:p>
          </table:table-cell>
          <table:table-cell table:formula="of:=IF([.E36]&gt;0;[.F36]/[.E36]-1.0014;([.F36]-[.E36]))" office:value-type="percentage" office:value="-0.0354249858341654" calcext:value-type="percentage">
            <text:p>-3.54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68790.723828" calcext:value-type="float">
            <text:p>468790.72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4:59:37.1259668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6-07T15:27:56.560156173</dc:date>
    <meta:editing-duration>P7DT16H45M57S</meta:editing-duration>
    <meta:editing-cycles>784</meta:editing-cycles>
    <meta:generator>LibreOffice/24.2.7.2$Linux_X86_64 LibreOffice_project/420$Build-2</meta:generator>
    <meta:document-statistic meta:table-count="1" meta:cell-count="401" meta:object-count="0"/>
  </office:meta>
</office:document-meta>
</file>